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648e" officeooo:paragraph-rsid="001e648e"/>
    </style:style>
    <style:style style:name="P2" style:family="paragraph" style:parent-style-name="Standard">
      <style:text-properties officeooo:rsid="001f9c34" officeooo:paragraph-rsid="001f9c34"/>
    </style:style>
    <style:style style:name="P3" style:family="paragraph" style:parent-style-name="Standard">
      <style:text-properties officeooo:rsid="00216f21" officeooo:paragraph-rsid="00216f21"/>
    </style:style>
    <style:style style:name="P4" style:family="paragraph" style:parent-style-name="Standard">
      <style:text-properties officeooo:rsid="0021921b" officeooo:paragraph-rsid="0021921b"/>
    </style:style>
    <style:style style:name="P5" style:family="paragraph" style:parent-style-name="Standard">
      <style:text-properties officeooo:rsid="00225167" officeooo:paragraph-rsid="00225167"/>
    </style:style>
    <style:style style:name="P6" style:family="paragraph" style:parent-style-name="Standard">
      <style:text-properties officeooo:rsid="0023a053" officeooo:paragraph-rsid="0023a053"/>
    </style:style>
    <style:style style:name="T1" style:family="text">
      <style:text-properties fo:font-style="italic" style:font-style-asian="italic" style:font-style-complex="italic"/>
    </style:style>
    <style:style style:name="T2" style:family="text">
      <style:text-properties fo:font-style="italic" officeooo:rsid="001f7f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f7fd8" style:font-style-asian="normal" style:font-style-complex="normal"/>
    </style:style>
    <style:style style:name="T5" style:family="text">
      <style:text-properties fo:font-style="normal" officeooo:rsid="0021921b" style:font-style-asian="normal" style:font-style-complex="normal"/>
    </style:style>
    <style:style style:name="T6" style:family="text">
      <style:text-properties fo:font-style="normal" officeooo:rsid="00225167" style:font-style-asian="normal" style:font-style-complex="normal"/>
    </style:style>
    <style:style style:name="T7" style:family="text">
      <style:text-properties fo:font-style="normal" officeooo:rsid="0022f2b7" style:font-style-asian="normal" style:font-style-complex="normal"/>
    </style:style>
    <style:style style:name="T8" style:family="text">
      <style:text-properties fo:font-style="normal" officeooo:rsid="00242ccb" style:font-style-asian="normal" style:font-style-complex="normal"/>
    </style:style>
    <style:style style:name="T9" style:family="text">
      <style:text-properties officeooo:rsid="001f7fd8"/>
    </style:style>
    <style:style style:name="T10" style:family="text">
      <style:text-properties officeooo:rsid="00242c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 have found this module very helpful, as it helped me apply computational thinking to the fundamentals of programming and improve my understanding. For example, using an invented programming language (which the cohort unanimously decided to call BennyScript) with limited syntax forced me to think carefully about every problem instead of using convenient methods that I have grown used to. Notably, I was forced to approach the problem of summing digits in a different way. It was necessary to use the modulo operator to extract the individual digits, as opposed to simply converting the number to a string and using indices of the characters.</text:p>
      <text:p text:style-name="P1"/>
      <text:p text:style-name="P1">One of the most important things I learned while working on this assignment was that problems can be solved in many different ways. <text:span text:style-name="T10">Often, the best way to find a solution is simply to search on the internet, being specific and precise in the wording, but sometimes it is easier to look into existing source code that accomplishes the same thing.</text:span> For example, when adding references <text:span text:style-name="T9">with the &lt;sup&gt; element</text:span> to the biography section, I found that they were interfering with the line spacing. <text:s/>I then remembered that Wikipedia <text:span text:style-name="T9">articles contain</text:span> superscripted references without changing the line spacing, so I went into DevTools to inspect the CSS, and found <text:span text:style-name="T9">t</text:span>hat I simply needed to set <text:span text:style-name="T9">the</text:span> <text:span text:style-name="T1">line-height </text:span><text:span text:style-name="T4">property</text:span><text:span text:style-name="T2"> </text:span><text:span text:style-name="T3">to 1 inside the &lt;sup&gt; element.</text:span></text:p>
      <text:p text:style-name="P1"><text:span text:style-name="T3"/></text:p>
      <text:p text:style-name="P2"><text:span text:style-name="T3">While the </text:span><text:span text:style-name="T8">core </text:span><text:span text:style-name="T3">functionality of any code is of course crucial, I have learned about the almost equal importance of readability and consistency of code. This was especially apparent in my CSS stylesheet, where I was gradually adding properties to different parts of the document while building up the design. This unfortunately resulted in a CSS file with no clear order or organisation.</text:span></text:p>
      <text:p text:style-name="P3"><text:span text:style-name="T3">To overcome this problem, I sketched out a template for how to organise my stylesheet, which I intend to use for future projects. </text:span><text:span text:style-name="T5">Another step I took to improve the organisation of the project was to have one base CSS stylesheet for styles that would be common to all three HTML files, and then another for each HTML file.</text:span></text:p>
      <text:p text:style-name="P4"><text:span text:style-name="T5"/></text:p>
      <text:p text:style-name="P4"><text:span text:style-name="T3">One way to improve this project would be through HTML templating. </text:span><text:span text:style-name="T6">As can be seen in the source code, the HTML markup for the navbar and footer is repeated all three HTML documents, which is not good programming practice. Though it is beyond the scope of this coursework, I have done some research into HTML templating, and it appears that having a base HTML file and simply extending it as needed would solve this code duplication.</text:span></text:p>
      <text:p text:style-name="P4"><text:span text:style-name="T6"/></text:p>
      <text:p text:style-name="P5"><text:span text:style-name="T6">I</text:span><text:span text:style-name="T3">n conclusion, this coursework has shown me the importance of </text:span><text:span text:style-name="T7">carefully</text:span><text:span text:style-name="T3"> planning </text:span><text:span text:style-name="T7">and structuring a </text:span><text:span text:style-name="T8">project of any size</text:span><text:span text:style-name="T7">. This will only become more crucial in the future, as many factors will introduce more complexity, such as version control and dynamic elements in the webpage. The work I did in refactoring my CSS files to make them more clearly readable will be especially useful to me going forward.</text:span></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7T09:54:56.704000000</meta:creation-date>
    <dc:date>2021-10-17T15:59:29.355000000</dc:date>
    <meta:editing-duration>PT2H43M48S</meta:editing-duration>
    <meta:editing-cycles>5</meta:editing-cycles>
    <meta:generator>LibreOffice/6.0.6.2$Windows_X86_64 LibreOffice_project/0c292870b25a325b5ed35f6b45599d2ea4458e77</meta:generator>
    <meta:document-statistic meta:table-count="0" meta:image-count="0" meta:object-count="0" meta:page-count="1" meta:paragraph-count="6" meta:word-count="494" meta:character-count="2924" meta:non-whitespace-character-count="2435"/>
  </office:meta>
</office:document-meta>
</file>